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.2917in" fo:margin-left="0in" fo:margin-top="0in" fo:margin-bottom="0in" table:align="left"/>
    </style:style>
    <style:style style:name="Table1.A" style:family="table-column">
      <style:table-column-properties style:column-width="2.2917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6pt solid #ffffff" fo:border-bottom="0.6pt solid #aaaaaa">
        <style:background-image/>
      </style:table-cell-properties>
    </style:style>
    <style:style style:name="Table1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6pt solid #ffffff" fo:border-bottom="0.6pt solid #cccccc">
        <style:background-image/>
      </style:table-cell-properties>
    </style:style>
    <style:style style:name="Table2" style:family="table">
      <style:table-properties style:width="3.2292in" fo:margin-left="0in" fo:margin-top="0in" fo:margin-bottom="0in" fo:break-before="auto" fo:break-after="auto" table:align="left"/>
    </style:style>
    <style:style style:name="Table2.A" style:family="table-column">
      <style:table-column-properties style:column-width="3.2292in"/>
    </style:style>
    <style:style style:name="Table2.1" style:family="table-row">
      <style:table-row-properties style:min-row-height="0.1563in" fo:keep-together="auto"/>
    </style:style>
    <style:style style:name="Table2.A1" style:family="table-cell">
      <style:table-cell-properties style:vertical-align="" fo:padding="0in" fo:border="none"/>
    </style:style>
    <style:style style:name="Table3" style:family="table">
      <style:table-properties style:width="3.1042in" fo:margin-left="0in" fo:margin-top="0in" fo:margin-bottom="0in" table:align="left"/>
    </style:style>
    <style:style style:name="Table3.A" style:family="table-column">
      <style:table-column-properties style:column-width="3.1042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6pt solid #ffffff" fo:border-bottom="0.6pt solid #aaaaaa">
        <style:background-image/>
      </style:table-cell-properties>
    </style:style>
    <style:style style:name="Table3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6pt solid #ffffff" fo:border-bottom="0.6pt solid #cccccc">
        <style:background-image/>
      </style:table-cell-properties>
    </style:style>
    <style:style style:name="Table4" style:family="table">
      <style:table-properties style:width="3.0625in" fo:margin-left="0in" fo:margin-top="0in" fo:margin-bottom="0in" fo:break-before="auto" fo:break-after="auto" table:align="left"/>
    </style:style>
    <style:style style:name="Table4.A" style:family="table-column">
      <style:table-column-properties style:column-width="3.0625in"/>
    </style:style>
    <style:style style:name="Table4.1" style:family="table-row">
      <style:table-row-properties style:min-row-height="0.1563in" fo:keep-together="auto"/>
    </style:style>
    <style:style style:name="Table4.A1" style:family="table-cell">
      <style:table-cell-properties style:vertical-align="" fo:padding="0in" fo:border="none"/>
    </style:style>
    <style:style style:name="Table5" style:family="table">
      <style:table-properties style:width="2.1979in" fo:margin-left="0in" fo:margin-top="0in" fo:margin-bottom="0in" table:align="left"/>
    </style:style>
    <style:style style:name="Table5.A" style:family="table-column">
      <style:table-column-properties style:column-width="1.1451in"/>
    </style:style>
    <style:style style:name="Table5.B" style:family="table-column">
      <style:table-column-properties style:column-width="1.0521in"/>
    </style:style>
    <style:style style:name="Table5.1" style:family="table-row">
      <style:table-row-properties style:min-row-height="0.2083in" fo:keep-together="auto"/>
    </style:style>
    <style:style style:name="Table5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6pt solid #ffffff" fo:border-bottom="0.6pt solid #aaaaaa">
        <style:background-image/>
      </style:table-cell-properties>
    </style:style>
    <style:style style:name="Table5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6pt solid #ffffff" fo:border-bottom="0.6pt solid #cccccc">
        <style:background-image/>
      </style:table-cell-properties>
    </style:style>
    <style:style style:name="Table6" style:family="table">
      <style:table-properties style:width="3.125in" fo:margin-left="0in" fo:margin-top="0in" fo:margin-bottom="0in" fo:break-before="auto" fo:break-after="auto" table:align="left"/>
    </style:style>
    <style:style style:name="Table6.A" style:family="table-column">
      <style:table-column-properties style:column-width="3.125in"/>
    </style:style>
    <style:style style:name="Table6.1" style:family="table-row">
      <style:table-row-properties style:min-row-height="0.1563in" fo:keep-together="auto"/>
    </style:style>
    <style:style style:name="Table6.A1" style:family="table-cell">
      <style:table-cell-properties style:vertical-align="" fo:background-color="#ffffff" fo:padding="0in" fo:border="none">
        <style:background-image/>
      </style:table-cell-properties>
    </style:style>
    <style:style style:name="Table7" style:family="table">
      <style:table-properties style:width="2.5938in" fo:margin-left="0in" fo:margin-top="0in" fo:margin-bottom="0in" table:align="left"/>
    </style:style>
    <style:style style:name="Table7.A" style:family="table-column">
      <style:table-column-properties style:column-width="2.5938in"/>
    </style:style>
    <style:style style:name="Table7.1" style:family="table-row">
      <style:table-row-properties style:min-row-height="0.2083in" fo:keep-together="auto"/>
    </style:style>
    <style:style style:name="Table7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6pt solid #ffffff" fo:border-bottom="0.6pt solid #aaaaaa">
        <style:background-image/>
      </style:table-cell-properties>
    </style:style>
    <style:style style:name="Table7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6pt solid #ffffff" fo:border-bottom="0.6pt solid #cccccc">
        <style:background-image/>
      </style:table-cell-properties>
    </style:style>
    <style:style style:name="Table8" style:family="table">
      <style:table-properties style:width="2.5208in" fo:margin-left="0in" fo:margin-top="0in" fo:margin-bottom="0in" fo:break-before="auto" fo:break-after="auto" table:align="left"/>
    </style:style>
    <style:style style:name="Table8.A" style:family="table-column">
      <style:table-column-properties style:column-width="2.4264in"/>
    </style:style>
    <style:style style:name="Table8.B" style:family="table-column">
      <style:table-column-properties style:column-width="0.0938in"/>
    </style:style>
    <style:style style:name="Table8.1" style:family="table-row">
      <style:table-row-properties style:min-row-height="0.1875in" fo:keep-together="auto"/>
    </style:style>
    <style:style style:name="Table8.A1" style:family="table-cell">
      <style:table-cell-properties style:vertical-align="" fo:padding="0in" fo:border="none"/>
    </style:style>
    <style:style style:name="Table9" style:family="table">
      <style:table-properties style:width="2.3333in" fo:margin-left="0in" fo:margin-top="0in" fo:margin-bottom="0in" table:align="left"/>
    </style:style>
    <style:style style:name="Table9.A" style:family="table-column">
      <style:table-column-properties style:column-width="2.3333in"/>
    </style:style>
    <style:style style:name="Table9.1" style:family="table-row">
      <style:table-row-properties style:min-row-height="0.2083in" fo:keep-together="auto"/>
    </style:style>
    <style:style style:name="Table9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6pt solid #ffffff" fo:border-bottom="0.6pt solid #aaaaaa">
        <style:background-image/>
      </style:table-cell-properties>
    </style:style>
    <style:style style:name="Table9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6pt solid #ffffff" fo:border-bottom="0.6pt solid #cccccc">
        <style:background-image/>
      </style:table-cell-properties>
    </style:style>
    <style:style style:name="Table10" style:family="table">
      <style:table-properties style:width="2.9271in" fo:margin-left="0in" fo:margin-top="0in" fo:margin-bottom="0in" fo:break-before="auto" fo:break-after="auto" table:align="left"/>
    </style:style>
    <style:style style:name="Table10.A" style:family="table-column">
      <style:table-column-properties style:column-width="2.9271in"/>
    </style:style>
    <style:style style:name="Table10.1" style:family="table-row">
      <style:table-row-properties style:min-row-height="0.1563in" fo:keep-together="auto"/>
    </style:style>
    <style:style style:name="Table10.A1" style:family="table-cell">
      <style:table-cell-properties style:vertical-align="" fo:background-color="#ffffff" fo:padding="0in" fo:border="none">
        <style:background-image/>
      </style:table-cell-properties>
    </style:style>
    <style:style style:name="Table11" style:family="table">
      <style:table-properties style:width="2.6875in" fo:margin-left="0in" fo:margin-top="0in" fo:margin-bottom="0in" table:align="left"/>
    </style:style>
    <style:style style:name="Table11.A" style:family="table-column">
      <style:table-column-properties style:column-width="2.6875in"/>
    </style:style>
    <style:style style:name="Table11.1" style:family="table-row">
      <style:table-row-properties style:min-row-height="0.2083in" fo:keep-together="auto"/>
    </style:style>
    <style:style style:name="Table11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6pt solid #ffffff" fo:border-bottom="0.6pt solid #aaaaaa">
        <style:background-image/>
      </style:table-cell-properties>
    </style:style>
    <style:style style:name="Table11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6pt solid #ffffff" fo:border-bottom="0.6pt solid #cccccc">
        <style:background-image/>
      </style:table-cell-properties>
    </style:style>
    <style:style style:name="Table12" style:family="table">
      <style:table-properties style:width="1.9688in" fo:margin-left="0in" fo:margin-top="0in" fo:margin-bottom="0in" fo:break-before="auto" fo:break-after="auto" table:align="left"/>
    </style:style>
    <style:style style:name="Table12.A" style:family="table-column">
      <style:table-column-properties style:column-width="1.9264in"/>
    </style:style>
    <style:style style:name="Table12.B" style:family="table-column">
      <style:table-column-properties style:column-width="0.0417in"/>
    </style:style>
    <style:style style:name="Table12.1" style:family="table-row">
      <style:table-row-properties style:min-row-height="0.1875in" fo:keep-together="auto"/>
    </style:style>
    <style:style style:name="Table12.A1" style:family="table-cell">
      <style:table-cell-properties style:vertical-align="" fo:padding="0in" fo:border="none"/>
    </style:style>
    <style:style style:name="Table13" style:family="table">
      <style:table-properties style:width="2.5208in" fo:margin-left="0in" fo:margin-top="0in" fo:margin-bottom="0in" table:align="left"/>
    </style:style>
    <style:style style:name="Table13.A" style:family="table-column">
      <style:table-column-properties style:column-width="2.5208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6pt solid #ffffff" fo:border-bottom="0.6pt solid #aaaaaa">
        <style:background-image/>
      </style:table-cell-properties>
    </style:style>
    <style:style style:name="Table13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6pt solid #ffffff" fo:border-bottom="0.6pt solid #cccccc">
        <style:background-image/>
      </style:table-cell-properties>
    </style:style>
    <style:style style:name="Table14" style:family="table">
      <style:table-properties style:width="3.3646in" fo:margin-left="0in" fo:margin-top="0in" fo:margin-bottom="0in" fo:break-before="auto" fo:break-after="auto" table:align="left"/>
    </style:style>
    <style:style style:name="Table14.A" style:family="table-column">
      <style:table-column-properties style:column-width="3.3646in"/>
    </style:style>
    <style:style style:name="Table14.1" style:family="table-row">
      <style:table-row-properties style:min-row-height="0.1563in" fo:keep-together="auto"/>
    </style:style>
    <style:style style:name="Table14.A1" style:family="table-cell">
      <style:table-cell-properties style:vertical-align="" fo:background-color="#ffffff" fo:padding="0in" fo:border="none">
        <style:background-image/>
      </style:table-cell-properties>
    </style:style>
    <style:style style:name="Table15" style:family="table">
      <style:table-properties style:width="2.0625in" fo:margin-left="0in" fo:margin-top="0in" fo:margin-bottom="0in" table:align="left"/>
    </style:style>
    <style:style style:name="Table15.A" style:family="table-column">
      <style:table-column-properties style:column-width="2.0625in"/>
    </style:style>
    <style:style style:name="Table15.1" style:family="table-row">
      <style:table-row-properties style:min-row-height="0.2083in" fo:keep-together="auto"/>
    </style:style>
    <style:style style:name="Table15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6pt solid #ffffff" fo:border-bottom="0.6pt solid #aaaaaa">
        <style:background-image/>
      </style:table-cell-properties>
    </style:style>
    <style:style style:name="Table15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6pt solid #ffffff" fo:border-bottom="0.6pt solid #cccccc">
        <style:background-image/>
      </style:table-cell-properties>
    </style:style>
    <style:style style:name="Table16" style:family="table">
      <style:table-properties style:width="2.7917in" fo:margin-left="0in" fo:margin-top="0in" fo:margin-bottom="0in" fo:break-before="auto" fo:break-after="auto" table:align="left"/>
    </style:style>
    <style:style style:name="Table16.A" style:family="table-column">
      <style:table-column-properties style:column-width="2.7917in"/>
    </style:style>
    <style:style style:name="Table16.1" style:family="table-row">
      <style:table-row-properties style:min-row-height="0.1563in" fo:keep-together="auto"/>
    </style:style>
    <style:style style:name="Table16.A1" style:family="table-cell">
      <style:table-cell-properties style:vertical-align="" fo:background-color="#ffffff" fo:padding="0in" fo:border="none">
        <style:background-image/>
      </style:table-cell-properties>
    </style:style>
    <style:style style:name="Table17" style:family="table">
      <style:table-properties style:width="2.2813in" fo:margin-left="0in" fo:margin-top="0in" fo:margin-bottom="0in" table:align="left"/>
    </style:style>
    <style:style style:name="Table17.A" style:family="table-column">
      <style:table-column-properties style:column-width="2.2813in"/>
    </style:style>
    <style:style style:name="Table17.1" style:family="table-row">
      <style:table-row-properties style:min-row-height="0.2083in" fo:keep-together="auto"/>
    </style:style>
    <style:style style:name="Table17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6pt solid #ffffff" fo:border-bottom="0.6pt solid #aaaaaa">
        <style:background-image/>
      </style:table-cell-properties>
    </style:style>
    <style:style style:name="Table17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6pt solid #ffffff" fo:border-bottom="0.6pt solid #cccccc">
        <style:background-image/>
      </style:table-cell-properties>
    </style:style>
    <style:style style:name="Table18" style:family="table">
      <style:table-properties style:width="3.5313in" fo:margin-left="0in" fo:margin-top="0in" fo:margin-bottom="0in" fo:break-before="auto" fo:break-after="auto" table:align="left"/>
    </style:style>
    <style:style style:name="Table18.A" style:family="table-column">
      <style:table-column-properties style:column-width="3.5313in"/>
    </style:style>
    <style:style style:name="Table18.1" style:family="table-row">
      <style:table-row-properties style:min-row-height="0.1563in" fo:keep-together="auto"/>
    </style:style>
    <style:style style:name="Table18.A1" style:family="table-cell">
      <style:table-cell-properties style:vertical-align="" fo:padding="0in" fo:border="none"/>
    </style:style>
    <style:style style:name="Table19" style:family="table">
      <style:table-properties style:width="2.3958in" fo:margin-left="0in" fo:margin-top="0in" fo:margin-bottom="0in" table:align="left"/>
    </style:style>
    <style:style style:name="Table19.A" style:family="table-column">
      <style:table-column-properties style:column-width="2.3958in"/>
    </style:style>
    <style:style style:name="Table19.1" style:family="table-row">
      <style:table-row-properties style:min-row-height="0.2083in" fo:keep-together="auto"/>
    </style:style>
    <style:style style:name="Table19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6pt solid #ffffff" fo:border-bottom="0.6pt solid #aaaaaa">
        <style:background-image/>
      </style:table-cell-properties>
    </style:style>
    <style:style style:name="Table19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6pt solid #ffffff" fo:border-bottom="0.6pt solid #cccccc">
        <style:background-image/>
      </style:table-cell-properties>
    </style:style>
    <style:style style:name="Table20" style:family="table">
      <style:table-properties style:width="2.1875in" fo:margin-left="0in" fo:margin-top="0in" fo:margin-bottom="0in" fo:break-before="auto" fo:break-after="auto" table:align="left"/>
    </style:style>
    <style:style style:name="Table20.A" style:family="table-column">
      <style:table-column-properties style:column-width="1.9271in"/>
    </style:style>
    <style:style style:name="Table20.B" style:family="table-column">
      <style:table-column-properties style:column-width="0.2597in"/>
    </style:style>
    <style:style style:name="Table20.1" style:family="table-row">
      <style:table-row-properties style:min-row-height="0.1875in" fo:keep-together="auto"/>
    </style:style>
    <style:style style:name="Table20.A1" style:family="table-cell">
      <style:table-cell-properties style:vertical-align="" fo:padding="0in" fo:border="none"/>
    </style:style>
    <style:style style:name="P1" style:family="paragraph" style:parent-style-name="Standard">
      <style:paragraph-properties fo:margin-left="0.248in" fo:margin-right="0in" fo:text-indent="0.248in" style:auto-text-indent="false"/>
    </style:style>
    <style:style style:name="P2" style:family="paragraph" style:parent-style-name="Standard" style:master-page-name="Standard">
      <style:paragraph-properties fo:margin-left="0.248in" fo:margin-right="0in" fo:text-indent="0.248in" style:auto-text-indent="false" style:page-number="1"/>
    </style:style>
    <style:style style:name="P3" style:family="paragraph" style:parent-style-name="Standard" style:list-style-name="WWNum1">
      <style:paragraph-properties fo:margin-left="0.6445in" fo:margin-right="0in" fo:margin-top="0in" fo:margin-bottom="0.139in" loext:contextual-spacing="false" fo:line-height="115%" fo:text-indent="-0.25in" style:auto-text-indent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keep-with-next="auto"/>
      <style:text-properties fo:font-weight="bold" style:font-weight-asian="bold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font-weight="bold" style:font-weight-asian="bold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90%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loext:graphic-properties draw:fill="solid" draw:fill-color="#ffffff"/>
      <style:paragraph-properties fo:margin-left="0.248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background-color="#ffffff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14" style:family="paragraph" style:parent-style-name="Standard">
      <loext:graphic-properties draw:fill="solid" draw:fill-color="#ffffff"/>
      <style:paragraph-properties fo:margin-left="0.248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333333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text-underline-style="solid" style:text-underline-width="auto" style:text-underline-color="font-color" style:font-style-asian="italic"/>
    </style:style>
    <style:style style:name="T3" style:family="text">
      <style:text-properties fo:color="#3f863f" style:font-name="Arial" fo:font-size="8.5pt" fo:font-weight="bold" style:font-name-asian="Arial1" style:font-size-asian="8.5pt" style:font-weight-asian="bold" style:font-name-complex="Arial1" style:font-size-complex="8.5pt"/>
    </style:style>
    <style:style style:name="T4" style:family="text">
      <style:text-properties fo:color="#3f863f" fo:font-size="8.5pt" fo:font-weight="bold" style:font-size-asian="8.5pt" style:font-weight-asian="bold" style:font-size-complex="8.5pt"/>
    </style:style>
    <style:style style:name="T5" style:family="text">
      <style:text-properties style:font-name="Arial" fo:font-size="10pt" style:font-name-asian="Arial1" style:font-size-asian="10pt" style:font-name-complex="Arial1" style:font-size-complex="10pt"/>
    </style:style>
    <style:style style:name="T6" style:family="text">
      <style:text-properties style:font-name="Arial" fo:font-size="8pt" style:font-name-asian="Arial1" style:font-size-asian="8pt" style:font-name-complex="Arial1" style:font-size-complex="8pt"/>
    </style:style>
    <style:style style:name="T7" style:family="text">
      <style:text-properties style:font-name="Arial" style:font-name-asian="Arial1" style:font-name-complex="Arial1"/>
    </style:style>
    <style:style style:name="T8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Упражнения SQL-HR-3</text:span></text:p>
      <text:p text:style-name="P1"/>
      <text:list xml:id="list2081034633" text:style-name="WWNum1">
        <text:list-item>
          <text:p text:style-name="P3">Вывести названия всех отделов, в которых наименьшая зарплата выше средней зарплаты в Америке(region_name = "Americas")  <text:line-break/><text:span text:style-name="T2">Поля:</text:span> Название отдела; <text:span text:style-name="T2">Сортировка:</text:span> Название отдела</text:p>
        </text:list-item>
      </text:list>
      <text:p text:style-name="P4"><text:span text:style-name="T1">SELECT department_name </text:span></text:p>
      <text:p text:style-name="P4"><text:span text:style-name="T1">FROM (</text:span></text:p>
      <text:p text:style-name="P4"><text:span text:style-name="T1"><text:s text:c="4"/>SELECT departments.department_name, MIN(COALESCE(employees.salary, 0)) AS min</text:span></text:p>
      <text:p text:style-name="P4"><text:span text:style-name="T1"><text:s text:c="4"/>FROM employees RIGHT JOIN departments ON employees.department_id = departments.department_id </text:span></text:p>
      <text:p text:style-name="P4"><text:span text:style-name="T1"><text:s text:c="4"/>GROUP BY departments.department_name</text:span></text:p>
      <text:p text:style-name="P4"><text:span text:style-name="T1">)</text:span></text:p>
      <text:p text:style-name="P4"><text:span text:style-name="T1">WHERE min &gt; (</text:span></text:p>
      <text:p text:style-name="P4"><text:span text:style-name="T1"><text:s text:c="4"/>SELECT AVG(salary) </text:span></text:p>
      <text:p text:style-name="P4"><text:span text:style-name="T1"><text:s text:c="4"/>FROM emp_details_view </text:span></text:p>
      <text:p text:style-name="P4"><text:span text:style-name="T1"><text:s text:c="4"/>GROUP BY region_name HAVING region_name = 'Americas'</text:span></text:p>
      <text:p text:style-name="P4"><text:span text:style-name="T1">)</text:span></text:p>
      <text:p text:style-name="P4"><text:span text:style-name="T1">ORDER BY department_name</text:span></text:p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3">DEPARTMENT_NAME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6">Accounting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6">Executive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6">Finance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6">Human Resources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6">Marketing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6">Public Relations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6">Sales</text:span></text:p>
          </table:table-cell>
        </table:table-row>
      </table:table>
      <text:p text:style-name="P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<text:span text:style-name="T5">7 rows returned in 0,05 seconds</text:span></text:p>
          </table:table-cell>
        </table:table-row>
      </table:table>
      <text:p text:style-name="P6"/>
      <text:list xml:id="list81522286782811" text:continue-numbering="true" text:style-name="WWNum1">
        <text:list-item>
          <text:p text:style-name="P3">Вывести общую зарплату работников, работающих в отделе с наименьшим количеством сотрудников <text:s/><text:line-break/><text:span text:style-name="T2">Поля:</text:span> Общая сумма зарплаты; <text:span text:style-name="T2">Сортировка:</text:span> Общая сумма зарплаты</text:p>
        </text:list-item>
      </text:list>
      <text:p text:style-name="P6"><text:span text:style-name="T1">SELECT SUM(employees.salary) AS sum </text:span></text:p>
      <text:p text:style-name="P6"><text:span text:style-name="T1">FROM employees </text:span></text:p>
      <text:p text:style-name="P6"><text:span text:style-name="T1">GROUP BY department_id </text:span></text:p>
      <text:p text:style-name="P6"><text:span text:style-name="T1">HAVING department_id IN (</text:span></text:p>
      <text:p text:style-name="P6"><text:span text:style-name="T1"><text:s text:c="4"/>SELECT department_id </text:span></text:p>
      <text:p text:style-name="P6"><text:span text:style-name="T1"><text:s text:c="4"/>FROM (</text:span></text:p>
      <text:p text:style-name="P6"><text:span text:style-name="T1"><text:s text:c="8"/>SELECT department_id, COUNT(*)</text:span></text:p>
      <text:p text:style-name="P6"><text:span text:style-name="T1"><text:s text:c="8"/>FROM employees </text:span></text:p>
      <text:p text:style-name="P6"><text:span text:style-name="T1"><text:s text:c="8"/>GROUP BY department_id</text:span></text:p>
      <text:p text:style-name="P6"><text:span text:style-name="T1"><text:s text:c="4"/>) </text:span></text:p>
      <text:p text:style-name="P6"><text:span text:style-name="T1"><text:s text:c="4"/>WHERE rownum &lt;= 1</text:span></text:p>
      <text:p text:style-name="P6"><text:span text:style-name="T1">)</text:span></text:p>
      <text:p text:style-name="P9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3">SUM</text:span></text:p>
          </table:table-cell>
        </table:table-row>
        <table:table-row table:style-name="Table3.1">
          <table:table-cell table:style-name="Table3.A2" office:value-type="string">
            <text:p text:style-name="P6"><text:span text:style-name="T6">4400</text:span></text:p>
          </table:table-cell>
        </table:table-row>
      </table:table>
      <text:p text:style-name="P8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"><text:span text:style-name="T5">1 rows returned in 0,00 seconds</text:span></text:p>
          </table:table-cell>
        </table:table-row>
      </table:table>
      <text:p text:style-name="P6"/>
      <text:list xml:id="list81522639848923" text:continue-numbering="true" text:style-name="WWNum1">
        <text:list-item>
          <text:p text:style-name="P3"><text:bookmark text:name="_gjdgxs"/>Из страны с наибольшим количеством подразделений (департаментов) выбрать работника, зарплата которого максимальна. Если таких стран несколько, то найти такого работника для каждой из них (то же касается нескольких работников).  <text:line-break/><text:span text:style-name="T2">Поля:</text:span> ИД страны, ИД работника <text:span text:style-name="T2">Сортировка:</text:span> ИД страны, ИД работника</text:p>
        </text:list-item>
      </text:list>
      <text:p text:style-name="P10"><text:bookmark text:name="_m9sx37uttd6w"/><text:span text:style-name="T1">WITH lctn_dprt AS (</text:span></text:p>
      <text:p text:style-name="P10"><text:bookmark text:name="_w2hk2pk15t66"/><text:span text:style-name="T1"><text:s text:c="4"/>SELECT * FROM departments INNER JOIN locations ON departments.location_id = locations.location_id</text:span></text:p>
      <text:p text:style-name="P10"><text:bookmark text:name="_yh47hzunknp8"/><text:span text:style-name="T1">),</text:span></text:p>
      <text:p text:style-name="P10"><text:bookmark text:name="_5t2sd2rrpfr"/><text:span text:style-name="T1">max_departments_countries AS (</text:span></text:p>
      <text:p text:style-name="P10"><text:bookmark text:name="_g6b6ziok2isc"/><text:span text:style-name="T1"><text:s text:c="4"/>SELECT country_id FROM lctn_dprt GROUP BY country_id </text:span></text:p>
      <text:p text:style-name="P10"><text:bookmark text:name="_gkwzbeg2ajfo"/><text:span text:style-name="T1"><text:s text:c="4"/>HAVING COUNT(department_id) = (SELECT count FROM (SELECT COUNT(department_id) AS count FROM lctn_dprt GROUP BY country_id ORDER BY count DESC) WHERE rownum &lt;= 1)</text:span></text:p>
      <text:p text:style-name="P10"><text:bookmark text:name="_wvh9ycbfhfnl"/><text:soft-page-break/><text:span text:style-name="T1">),</text:span></text:p>
      <text:p text:style-name="P10"><text:bookmark text:name="_gsli2n6zn0b8"/><text:span text:style-name="T1">max_salary AS (</text:span></text:p>
      <text:p text:style-name="P10"><text:bookmark text:name="_bp2pgnniiqgx"/><text:span text:style-name="T1"><text:s text:c="4"/>SELECT salary FROM (SELECT salary FROM emp_details_view WHERE country_id IN (SELECT * FROM max_departments_countries) ORDER BY salary DESC)</text:span></text:p>
      <text:p text:style-name="P10"><text:bookmark text:name="_51389tqdsvoj"/><text:span text:style-name="T1"><text:s text:c="4"/>WHERE rownum &lt;= 1</text:span></text:p>
      <text:p text:style-name="P10"><text:bookmark text:name="_32wkxgnwr2ad"/><text:span text:style-name="T1">)</text:span></text:p>
      <text:p text:style-name="P10"><text:bookmark text:name="_k2dqoicpev5h"/><text:span text:style-name="T1">SELECT employee_id, country_id FROM emp_details_view </text:span></text:p>
      <text:p text:style-name="P10"><text:bookmark text:name="_rb3s6vtw01el"/><text:span text:style-name="T1">WHERE country_id IN (SELECT * FROM max_departments_countries)</text:span></text:p>
      <text:p text:style-name="P10"><text:bookmark text:name="_b807jv29uqps"/><text:span text:style-name="T1">and</text:span></text:p>
      <text:p text:style-name="P10"><text:bookmark text:name="_9v5g1r11f6dk"/><text:span text:style-name="T1">salary = (SELECT * FROM max_salary)</text:span></text:p>
      <text:p text:style-name="P9"><text:bookmark text:name="_bvtobplea5sq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"><text:bookmark text:name="_d1ctpha9u71f"/><text:span text:style-name="T4">EMPLOYEE_ID</text:span></text:p>
          </table:table-cell>
          <table:table-cell table:style-name="Table5.A1" office:value-type="string">
            <text:p text:style-name="P7"><text:bookmark text:name="_d1ctpha9u71f1"/><text:span text:style-name="T4">COUNTRY_ID</text:span></text:p>
          </table:table-cell>
        </table:table-row>
        <table:table-row table:style-name="Table5.1">
          <table:table-cell table:style-name="Table5.A2" office:value-type="string">
            <text:p text:style-name="P6"><text:bookmark text:name="_d1ctpha9u71f2"/><text:span text:style-name="T8">100</text:span></text:p>
          </table:table-cell>
          <table:table-cell table:style-name="Table5.A2" office:value-type="string">
            <text:p text:style-name="P11"><text:span text:style-name="T8">US</text:span></text:p>
          </table:table-cell>
        </table:table-row>
      </table:table>
      <text:p text:style-name="P6"><text:bookmark text:name="_p1nt32jozot9"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1"><text:span text:style-name="T5">1 rows returned in 0,06 seconds</text:span></text:p>
          </table:table-cell>
        </table:table-row>
      </table:table>
      <text:p text:style-name="P6"><text:bookmark text:name="_9uq26dfu6jsp"/></text:p>
      <text:list xml:id="list81522287233367" text:continue-numbering="true" text:style-name="WWNum1">
        <text:list-item>
          <text:p text:style-name="P3">Из страны с наибольшим количеством подразделений (департаментов) выбрать работника, у которого в подчинении больше всего человек. Если таких стран несколько, то найти такого работника для каждой из них.  <text:line-break/><text:span text:style-name="T2">Поля:</text:span> ID работника <text:span text:style-name="T2">Сортировка: ID</text:span> работника</text:p>
        </text:list-item>
      </text:list>
      <text:p text:style-name="P6"><text:span text:style-name="T1">WITH lctn_dprt AS (</text:span></text:p>
      <text:p text:style-name="P6"><text:span text:style-name="T1"><text:s text:c="4"/>SELECT * FROM departments INNER JOIN locations ON departments.location_id = locations.location_id</text:span></text:p>
      <text:p text:style-name="P6"><text:span text:style-name="T1">),</text:span></text:p>
      <text:p text:style-name="P6"><text:span text:style-name="T1">max_departments_countries AS (</text:span></text:p>
      <text:p text:style-name="P6"><text:span text:style-name="T1"><text:s text:c="4"/>SELECT country_id FROM lctn_dprt GROUP BY country_id </text:span></text:p>
      <text:p text:style-name="P6"><text:span text:style-name="T1"><text:s text:c="4"/>HAVING COUNT(department_id) = (SELECT count FROM (SELECT COUNT(department_id) AS count FROM lctn_dprt GROUP BY country_id ORDER BY count DESC) WHERE rownum &lt;= 1)</text:span></text:p>
      <text:p text:style-name="P6"><text:span text:style-name="T1">),</text:span></text:p>
      <text:p text:style-name="P6"><text:span text:style-name="T1">employees_from_max_countries AS (</text:span></text:p>
      <text:p text:style-name="P6"><text:span text:style-name="T1"><text:s text:c="4"/>SELECT employee_id</text:span></text:p>
      <text:p text:style-name="P6"><text:span text:style-name="T1"><text:s text:c="4"/>FROM emp_details_view</text:span></text:p>
      <text:p text:style-name="P6"><text:span text:style-name="T1"><text:s text:c="4"/>WHERE country_id IN (SELECT * FROM max_departments_countries)</text:span></text:p>
      <text:p text:style-name="P6"><text:span text:style-name="T1">),</text:span></text:p>
      <text:p text:style-name="P6"><text:span text:style-name="T1">max_subordinates AS (</text:span></text:p>
      <text:p text:style-name="P6"><text:span text:style-name="T1"><text:s text:c="4"/>SELECT count</text:span></text:p>
      <text:p text:style-name="P6"><text:span text:style-name="T1"><text:s text:c="4"/>FROM (</text:span></text:p>
      <text:p text:style-name="P6"><text:span text:style-name="T1"><text:s text:c="8"/>SELECT manager_id, COUNT(*) AS count</text:span></text:p>
      <text:p text:style-name="P6"><text:span text:style-name="T1"><text:s text:c="8"/>FROM emp_details_view</text:span></text:p>
      <text:p text:style-name="P6"><text:span text:style-name="T1"><text:s text:c="8"/>WHERE manager_id IN (SELECT * FROM employees_from_max_countries)</text:span></text:p>
      <text:p text:style-name="P6"><text:span text:style-name="T1"><text:s text:c="8"/>GROUP BY manager_id</text:span></text:p>
      <text:p text:style-name="P6"><text:span text:style-name="T1"><text:s text:c="8"/>ORDER BY count DESC</text:span></text:p>
      <text:p text:style-name="P6"><text:span text:style-name="T1"><text:s text:c="4"/>)</text:span></text:p>
      <text:p text:style-name="P6"><text:span text:style-name="T1"><text:s text:c="4"/>WHERE rownum &lt;= 1</text:span></text:p>
      <text:p text:style-name="P6"><text:span text:style-name="T1">)</text:span></text:p>
      <text:p text:style-name="P6"><text:span text:style-name="T1">SELECT manager_id </text:span></text:p>
      <text:p text:style-name="P6"><text:span text:style-name="T1">FROM emp_details_view</text:span></text:p>
      <text:p text:style-name="P6"><text:span text:style-name="T1">WHERE manager_id in (SELECT * FROM employees_from_max_countries)</text:span></text:p>
      <text:p text:style-name="P6"><text:span text:style-name="T1">GROUP BY manager_id</text:span></text:p>
      <text:p text:style-name="P6"><text:span text:style-name="T1">HAVING COUNT(*) = (</text:span></text:p>
      <text:p text:style-name="P6"><text:span text:style-name="T1"><text:s text:c="4"/>SELECT * FROM max_subordinates</text:span></text:p>
      <text:p text:style-name="P6"><text:span text:style-name="T1">)</text:span></text:p>
      <text:p text:style-name="P6"><text:span text:style-name="T1">ORDER BY manager_id</text:span></text:p>
      <text:p text:style-name="P6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<text:span text:style-name="T3">MANAGER_ID</text:span></text:p>
          </table:table-cell>
        </table:table-row>
        <table:table-row table:style-name="Table7.1">
          <table:table-cell table:style-name="Table7.A2" office:value-type="string">
            <text:p text:style-name="P6"><text:span text:style-name="T6">100</text:span></text:p>
          </table:table-cell>
        </table:table-row>
      </table:table>
      <text:p text:style-name="P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1"><text:span text:style-name="T5">1 rows returned in 0,02 seconds</text:span></text:p>
          </table:table-cell>
          <table:table-cell table:style-name="Table8.A1" office:value-type="string">
            <text:p text:style-name="P11"><text:span text:style-name="T7"><text:s/></text:span></text:p>
          </table:table-cell>
        </table:table-row>
      </table:table>
      <text:p text:style-name="P6"/>
      <text:list xml:id="list81523220159050" text:continue-numbering="true" text:style-name="WWNum1">
        <text:list-item>
          <text:p text:style-name="P3">Из страны, в которой проживает сотрудник с наименьшим стажем (если таких сотрудников несколько, то рассмотреть страну для каждого из них), выбрать работника, в подчинении которого больше всего человек.  <text:line-break/><text:span text:style-name="T2">Поля: </text:span>ID работника <text:span text:style-name="T2">Сортировка:</text:span> ID работника</text:p>
        </text:list-item>
      </text:list>
      <text:p text:style-name="P6"><text:soft-page-break/><text:span text:style-name="T1">WITH min_dur_countries AS (</text:span></text:p>
      <text:p text:style-name="P6"><text:span text:style-name="T1"><text:s text:c="4"/>SELECT country_id FROM (</text:span></text:p>
      <text:p text:style-name="P6"><text:span text:style-name="T1"><text:s text:c="8"/>employees e </text:span></text:p>
      <text:p text:style-name="P6"><text:span text:style-name="T1"><text:s text:c="8"/>FULL JOIN departments d ON e.department_id = d.department_id </text:span></text:p>
      <text:p text:style-name="P6"><text:span text:style-name="T1"><text:s text:c="8"/>FULL JOIN locations l ON d.location_id = l.location_id</text:span></text:p>
      <text:p text:style-name="P6"><text:span text:style-name="T1"><text:s text:c="4"/>) </text:span></text:p>
      <text:p text:style-name="P6"><text:span text:style-name="T1"><text:s text:c="4"/>WHERE TO_DATE(CURRENT_DATE, 'DD.MM.YY') - TO_DATE(hire_date) IN</text:span></text:p>
      <text:p text:style-name="P6"><text:span text:style-name="T1"><text:s text:c="4"/>(</text:span></text:p>
      <text:p text:style-name="P6"><text:span text:style-name="T1"><text:s text:c="8"/>SELECT dur FROM (</text:span></text:p>
      <text:p text:style-name="P6"><text:span text:style-name="T1"><text:s text:c="12"/>SELECT employee_id, TO_DATE(CURRENT_DATE, 'DD.MM.YY') - TO_DATE(hire_date) AS dur </text:span></text:p>
      <text:p text:style-name="P6"><text:span text:style-name="T1"><text:s text:c="12"/>FROM employees </text:span></text:p>
      <text:p text:style-name="P6"><text:span text:style-name="T1"><text:s text:c="12"/>ORDER BY dur</text:span></text:p>
      <text:p text:style-name="P6"><text:span text:style-name="T1"><text:s text:c="8"/>) WHERE rownum &lt;= 1</text:span></text:p>
      <text:p text:style-name="P6"><text:span text:style-name="T1"><text:s text:c="4"/>)</text:span></text:p>
      <text:p text:style-name="P6"><text:span text:style-name="T1">),</text:span></text:p>
      <text:p text:style-name="P6"><text:span text:style-name="T1">employees_from_min_country AS (</text:span></text:p>
      <text:p text:style-name="P6"><text:span text:style-name="T1"><text:s text:c="4"/>SELECT employee_id</text:span></text:p>
      <text:p text:style-name="P6"><text:span text:style-name="T1"><text:s text:c="4"/>FROM emp_details_view</text:span></text:p>
      <text:p text:style-name="P6"><text:span text:style-name="T1"><text:s text:c="4"/>WHERE country_id IN (SELECT * FROM min_dur_countries)</text:span></text:p>
      <text:p text:style-name="P6"><text:span text:style-name="T1">),</text:span></text:p>
      <text:p text:style-name="P6"><text:span text:style-name="T1">max_subordinates AS (</text:span></text:p>
      <text:p text:style-name="P6"><text:span text:style-name="T1"><text:s text:c="4"/>SELECT count</text:span></text:p>
      <text:p text:style-name="P6"><text:span text:style-name="T1"><text:s text:c="4"/>FROM (</text:span></text:p>
      <text:p text:style-name="P6"><text:span text:style-name="T1"><text:s text:c="8"/>SELECT manager_id, COUNT(*) AS count</text:span></text:p>
      <text:p text:style-name="P6"><text:span text:style-name="T1"><text:s text:c="8"/>FROM emp_details_view</text:span></text:p>
      <text:p text:style-name="P6"><text:span text:style-name="T1"><text:s text:c="8"/>WHERE manager_id IN (SELECT * FROM employees_from_min_country)</text:span></text:p>
      <text:p text:style-name="P6"><text:span text:style-name="T1"><text:s text:c="8"/>GROUP BY manager_id</text:span></text:p>
      <text:p text:style-name="P6"><text:span text:style-name="T1"><text:s text:c="8"/>ORDER BY count DESC</text:span></text:p>
      <text:p text:style-name="P6"><text:span text:style-name="T1"><text:s text:c="4"/>)</text:span></text:p>
      <text:p text:style-name="P6"><text:span text:style-name="T1"><text:s text:c="4"/>WHERE rownum &lt;= 1</text:span></text:p>
      <text:p text:style-name="P6"><text:span text:style-name="T1">)</text:span></text:p>
      <text:p text:style-name="P6"><text:span text:style-name="T1">SELECT manager_id </text:span></text:p>
      <text:p text:style-name="P6"><text:span text:style-name="T1">FROM emp_details_view</text:span></text:p>
      <text:p text:style-name="P6"><text:span text:style-name="T1">WHERE manager_id in (SELECT * FROM employees_from_min_country)</text:span></text:p>
      <text:p text:style-name="P6"><text:span text:style-name="T1">GROUP BY manager_id</text:span></text:p>
      <text:p text:style-name="P6"><text:span text:style-name="T1">HAVING COUNT(*) = (</text:span></text:p>
      <text:p text:style-name="P6"><text:span text:style-name="T1"><text:s text:c="4"/>SELECT * FROM max_subordinates</text:span></text:p>
      <text:p text:style-name="P6"><text:span text:style-name="T1">)</text:span></text:p>
      <text:p text:style-name="P6"><text:span text:style-name="T1">ORDER BY manager_id</text:span></text:p>
      <text:p text:style-name="P6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<text:span text:style-name="T4">MANAGER_ID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8">146</text:span></text:p>
          </table:table-cell>
        </table:table-row>
      </table:table>
      <text:p text:style-name="P6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1"><text:span text:style-name="T5">1 rows returned in 0,11 seconds</text:span></text:p>
          </table:table-cell>
        </table:table-row>
      </table:table>
      <text:p text:style-name="P6"/>
      <text:list xml:id="list81522111976951" text:continue-numbering="true" text:style-name="WWNum1">
        <text:list-item>
          <text:p text:style-name="P3">Из страны, в которой проживает сотрудник с наибольшим стажем (если таких несколько, то рассмотреть страну для каждого из них), выбрать работника, с наибольшей зарплатой его подчиненных.  <text:line-break/><text:span text:style-name="T2">Поля:</text:span> ИД работника; <text:span text:style-name="T2">Сортировка:</text:span> ИД работника</text:p>
        </text:list-item>
      </text:list>
      <text:p text:style-name="P6"><text:span text:style-name="T1">WITH max_dur_countries AS (</text:span></text:p>
      <text:p text:style-name="P6"><text:span text:style-name="T1"><text:s text:c="4"/>SELECT country_id FROM (</text:span></text:p>
      <text:p text:style-name="P6"><text:span text:style-name="T1"><text:s text:c="8"/>employees e </text:span></text:p>
      <text:p text:style-name="P6"><text:span text:style-name="T1"><text:s text:c="8"/>FULL JOIN departments d ON e.department_id = d.department_id </text:span></text:p>
      <text:p text:style-name="P6"><text:span text:style-name="T1"><text:s text:c="8"/>FULL JOIN locations l ON d.location_id = l.location_id</text:span></text:p>
      <text:p text:style-name="P6"><text:span text:style-name="T1"><text:s text:c="4"/>) </text:span></text:p>
      <text:p text:style-name="P6"><text:span text:style-name="T1"><text:s text:c="4"/>WHERE TO_DATE(CURRENT_DATE, 'DD.MM.YY') - TO_DATE(hire_date) IN</text:span></text:p>
      <text:p text:style-name="P6"><text:span text:style-name="T1"><text:s text:c="4"/>(</text:span></text:p>
      <text:p text:style-name="P6"><text:soft-page-break/><text:span text:style-name="T1"><text:s text:c="8"/>SELECT dur FROM (</text:span></text:p>
      <text:p text:style-name="P6"><text:span text:style-name="T1"><text:s text:c="12"/>SELECT employee_id, TO_DATE(CURRENT_DATE, 'DD.MM.YY') - TO_DATE(hire_date) AS dur </text:span></text:p>
      <text:p text:style-name="P6"><text:span text:style-name="T1"><text:s text:c="12"/>FROM employees </text:span></text:p>
      <text:p text:style-name="P6"><text:span text:style-name="T1"><text:s text:c="12"/>ORDER BY dur DESC</text:span></text:p>
      <text:p text:style-name="P6"><text:span text:style-name="T1"><text:s text:c="8"/>) WHERE rownum &lt;= 1</text:span></text:p>
      <text:p text:style-name="P6"><text:span text:style-name="T1"><text:s text:c="4"/>)</text:span></text:p>
      <text:p text:style-name="P6"><text:span text:style-name="T1">),</text:span></text:p>
      <text:p text:style-name="P6"><text:span text:style-name="T1">employees_from_max_countries AS (</text:span></text:p>
      <text:p text:style-name="P6"><text:span text:style-name="T1"><text:s text:c="4"/>SELECT employee_id</text:span></text:p>
      <text:p text:style-name="P6"><text:span text:style-name="T1"><text:s text:c="4"/>FROM emp_details_view</text:span></text:p>
      <text:p text:style-name="P6"><text:span text:style-name="T1"><text:s text:c="4"/>WHERE country_id IN (SELECT * FROM max_dur_countries)</text:span></text:p>
      <text:p text:style-name="P6"><text:span text:style-name="T1">),</text:span></text:p>
      <text:p text:style-name="P6"><text:span text:style-name="T1">max_subordinates_salary AS (</text:span></text:p>
      <text:p text:style-name="P6"><text:span text:style-name="T1"><text:s text:c="4"/>SELECT sum</text:span></text:p>
      <text:p text:style-name="P6"><text:span text:style-name="T1"><text:s text:c="4"/>FROM (</text:span></text:p>
      <text:p text:style-name="P6"><text:span text:style-name="T1"><text:s text:c="8"/>SELECT manager_id, SUM(salary) AS sum</text:span></text:p>
      <text:p text:style-name="P6"><text:span text:style-name="T1"><text:s text:c="8"/>FROM emp_details_view</text:span></text:p>
      <text:p text:style-name="P6"><text:span text:style-name="T1"><text:s text:c="8"/>WHERE manager_id IN (SELECT * FROM employees_from_max_countries)</text:span></text:p>
      <text:p text:style-name="P6"><text:span text:style-name="T1"><text:s text:c="8"/>GROUP BY manager_id</text:span></text:p>
      <text:p text:style-name="P6"><text:span text:style-name="T1"><text:s text:c="8"/>ORDER BY sum DESC</text:span></text:p>
      <text:p text:style-name="P6"><text:span text:style-name="T1"><text:s text:c="4"/>)</text:span></text:p>
      <text:p text:style-name="P6"><text:span text:style-name="T1"><text:s text:c="4"/>WHERE rownum &lt;= 1</text:span></text:p>
      <text:p text:style-name="P6"><text:span text:style-name="T1">)</text:span></text:p>
      <text:p text:style-name="P6"><text:span text:style-name="T1">SELECT manager_id </text:span></text:p>
      <text:p text:style-name="P6"><text:span text:style-name="T1">FROM emp_details_view</text:span></text:p>
      <text:p text:style-name="P6"><text:span text:style-name="T1">WHERE manager_id in (SELECT * FROM employees_from_max_countries)</text:span></text:p>
      <text:p text:style-name="P6"><text:span text:style-name="T1">GROUP BY manager_id</text:span></text:p>
      <text:p text:style-name="P6"><text:span text:style-name="T1">HAVING SUM(salary) = (</text:span></text:p>
      <text:p text:style-name="P6"><text:span text:style-name="T1"><text:s text:c="4"/>SELECT * FROM max_subordinates_salary</text:span></text:p>
      <text:p text:style-name="P6"><text:span text:style-name="T1">)</text:span></text:p>
      <text:p text:style-name="P6"><text:span text:style-name="T1">ORDER BY manager_id</text:span></text:p>
      <text:p text:style-name="P9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"><text:span text:style-name="T3">MANAGER_ID</text:span></text:p>
          </table:table-cell>
        </table:table-row>
        <table:table-row table:style-name="Table11.1">
          <table:table-cell table:style-name="Table11.A2" office:value-type="string">
            <text:p text:style-name="P6"><text:span text:style-name="T6">100</text:span></text:p>
          </table:table-cell>
        </table:table-row>
      </table:table>
      <text:p text:style-name="P8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1"><text:span text:style-name="T5">1 rows returned in 0,31 seconds</text:span></text:p>
          </table:table-cell>
          <table:table-cell table:style-name="Table12.A1" office:value-type="string">
            <text:p text:style-name="P11"><text:span text:style-name="T7"><text:s/></text:span></text:p>
          </table:table-cell>
        </table:table-row>
      </table:table>
      <text:p text:style-name="P6"/>
      <text:list xml:id="list81522439128117" text:continue-numbering="true" text:style-name="WWNum1">
        <text:list-item>
          <text:p text:style-name="P3">Определить год, в котором было трудоустроено больше всего человек.  <text:line-break/>Поля: Год; Сортировка: Год</text:p>
        </text:list-item>
      </text:list>
      <text:p text:style-name="P6"><text:span text:style-name="T1">WITH max_new_employees AS (</text:span></text:p>
      <text:p text:style-name="P6"><text:span text:style-name="T1"><text:s text:c="4"/>SELECT count </text:span></text:p>
      <text:p text:style-name="P6"><text:span text:style-name="T1"><text:s text:c="4"/>FROM (</text:span></text:p>
      <text:p text:style-name="P6"><text:span text:style-name="T1"><text:s text:c="8"/>SELECT EXTRACT(year FROM hire_date) AS year, COUNT(*) AS count </text:span></text:p>
      <text:p text:style-name="P6"><text:span text:style-name="T1"><text:s text:c="8"/>FROM employees </text:span></text:p>
      <text:p text:style-name="P6"><text:span text:style-name="T1"><text:s text:c="8"/>GROUP BY EXTRACT(year FROM hire_date) </text:span></text:p>
      <text:p text:style-name="P6"><text:span text:style-name="T1"><text:s text:c="8"/>ORDER BY count DESC</text:span></text:p>
      <text:p text:style-name="P6"><text:span text:style-name="T1"><text:s text:c="4"/>)</text:span></text:p>
      <text:p text:style-name="P6"><text:span text:style-name="T1"><text:s text:c="4"/>WHERE rownum &lt;= 1</text:span></text:p>
      <text:p text:style-name="P6"><text:span text:style-name="T1">)</text:span></text:p>
      <text:p text:style-name="P6"><text:span text:style-name="T1">SELECT EXTRACT(year FROM hire_date) AS year</text:span></text:p>
      <text:p text:style-name="P6"><text:span text:style-name="T1">FROM employees </text:span></text:p>
      <text:p text:style-name="P6"><text:span text:style-name="T1">GROUP BY EXTRACT(year FROM hire_date) </text:span></text:p>
      <text:p text:style-name="P6"><text:span text:style-name="T1">HAVING COUNT(*) = (</text:span></text:p>
      <text:p text:style-name="P6"><text:span text:style-name="T1"><text:s text:c="4"/>SELECT * FROM max_new_employees</text:span></text:p>
      <text:p text:style-name="P6"><text:span text:style-name="T1">)</text:span></text:p>
      <text:p text:style-name="P9"><text:soft-page-break/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"><text:span text:style-name="T4">YEAR</text:span></text:p>
          </table:table-cell>
        </table:table-row>
        <table:table-row table:style-name="Table13.1">
          <table:table-cell table:style-name="Table13.A2" office:value-type="string">
            <text:p text:style-name="P6"><text:span text:style-name="T8">1997</text:span></text:p>
          </table:table-cell>
        </table:table-row>
      </table:table>
      <text:p text:style-name="P6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1"><text:span text:style-name="T5">1 rows returned in 0,02 seconds</text:span></text:p>
          </table:table-cell>
        </table:table-row>
      </table:table>
      <text:p text:style-name="P6"/>
      <text:list xml:id="list81522560140958" text:continue-numbering="true" text:style-name="WWNum1">
        <text:list-item>
          <text:p text:style-name="P3">Определить месяц, в котором было трудоустроено больше всего человек. В результат вывести порядковый номер (например, 03 - это март) <text:line-break/><text:span text:style-name="T2">Поля:</text:span> Порядковый номер месяца; <text:span text:style-name="T2">Сортировка:</text:span> Порядковый номер месяца</text:p>
        </text:list-item>
      </text:list>
      <text:p text:style-name="P6"><text:span text:style-name="T1">WITH max_employees_count AS (</text:span></text:p>
      <text:p text:style-name="P6"><text:span text:style-name="T1"><text:s text:c="4"/>SELECT count FROM (</text:span></text:p>
      <text:p text:style-name="P6"><text:span text:style-name="T1"><text:s text:c="8"/>SELECT EXTRACT(month FROM hire_date) AS month, COUNT(*) AS count </text:span></text:p>
      <text:p text:style-name="P6"><text:span text:style-name="T1"><text:s text:c="8"/>FROM employees </text:span></text:p>
      <text:p text:style-name="P6"><text:span text:style-name="T1"><text:s text:c="8"/>GROUP BY EXTRACT(month FROM hire_date) </text:span></text:p>
      <text:p text:style-name="P6"><text:span text:style-name="T1"><text:s text:c="8"/>ORDER BY count DESC</text:span></text:p>
      <text:p text:style-name="P6"><text:span text:style-name="T1"><text:s text:c="4"/>)</text:span></text:p>
      <text:p text:style-name="P6"><text:span text:style-name="T1"><text:s text:c="4"/>WHERE rownum &lt;= 1</text:span></text:p>
      <text:p text:style-name="P6"><text:span text:style-name="T1">)</text:span></text:p>
      <text:p text:style-name="P6"><text:span text:style-name="T1">SELECT EXTRACT(month FROM hire_date) AS month </text:span></text:p>
      <text:p text:style-name="P6"><text:span text:style-name="T1">FROM employees </text:span></text:p>
      <text:p text:style-name="P6"><text:span text:style-name="T1">GROUP BY EXTRACT(month FROM hire_date) </text:span></text:p>
      <text:p text:style-name="P6"><text:span text:style-name="T1">HAVING COUNT(*) = (</text:span></text:p>
      <text:p text:style-name="P6"><text:span text:style-name="T1"><text:s text:c="4"/>SELECT * FROM max_employees_count</text:span></text:p>
      <text:p text:style-name="P6"><text:span text:style-name="T1">)</text:span></text:p>
      <text:p text:style-name="P9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"><text:span text:style-name="T4">MONTH</text:span></text:p>
          </table:table-cell>
        </table:table-row>
        <table:table-row table:style-name="Table15.1">
          <table:table-cell table:style-name="Table15.A2" office:value-type="string">
            <text:p text:style-name="P6"><text:span text:style-name="T8">3</text:span></text:p>
          </table:table-cell>
        </table:table-row>
      </table:table>
      <text:p text:style-name="P6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1"><text:span text:style-name="T5">1 rows returned in 0,01 seconds</text:span></text:p>
          </table:table-cell>
        </table:table-row>
      </table:table>
      <text:p text:style-name="P9"/>
      <text:list xml:id="list81521509963170" text:continue-numbering="true" text:style-name="WWNum1">
        <text:list-item>
          <text:p text:style-name="P3">Определить отдел работника, который эффективнее всех продвинулся по карьерной лестнице. Под эффективностью будем понимать разницу максимальной зарплаты на новой должности и минимальной на старой должности.  <text:line-break/><text:span text:style-name="T2">Поля:</text:span> Название отдела; <text:span text:style-name="T2">Сортировка:</text:span> Название отдела</text:p>
        </text:list-item>
      </text:list>
      <text:p text:style-name="P6"><text:span text:style-name="T1">WITH old_job_start_dates AS (</text:span></text:p>
      <text:p text:style-name="P6"><text:span text:style-name="T1"><text:s text:c="4"/>SELECT employee_id, MIN(start_date) AS min_start_date </text:span></text:p>
      <text:p text:style-name="P6"><text:span text:style-name="T1"><text:s text:c="4"/>FROM job_history</text:span></text:p>
      <text:p text:style-name="P6"><text:span text:style-name="T1"><text:s text:c="4"/>GROUP BY employee_id</text:span></text:p>
      <text:p text:style-name="P6"><text:span text:style-name="T1">),</text:span></text:p>
      <text:p text:style-name="P6"><text:span text:style-name="T1">old_jobs AS (</text:span></text:p>
      <text:p text:style-name="P6"><text:span text:style-name="T1"><text:s text:c="4"/>SELECT employee_id, job_id </text:span></text:p>
      <text:p text:style-name="P6"><text:span text:style-name="T1"><text:s text:c="4"/>FROM job_history </text:span></text:p>
      <text:p text:style-name="P6"><text:span text:style-name="T1"><text:s text:c="4"/>WHERE start_date = (</text:span></text:p>
      <text:p text:style-name="P6"><text:span text:style-name="T1"><text:s text:c="8"/>SELECT min_start_date </text:span></text:p>
      <text:p text:style-name="P6"><text:span text:style-name="T1"><text:s text:c="8"/>FROM old_job_start_dates </text:span></text:p>
      <text:p text:style-name="P6"><text:span text:style-name="T1"><text:s text:c="8"/>WHERE job_history.employee_id = old_job_start_dates.employee_id</text:span></text:p>
      <text:p text:style-name="P6"><text:span text:style-name="T1"><text:s text:c="4"/>)</text:span></text:p>
      <text:p text:style-name="P6"><text:span text:style-name="T1">),</text:span></text:p>
      <text:p text:style-name="P6"><text:span text:style-name="T1">old_salaries AS (</text:span></text:p>
      <text:p text:style-name="P6"><text:span text:style-name="T1"><text:s text:c="4"/>SELECT employee_id, min_salary </text:span></text:p>
      <text:p text:style-name="P6"><text:span text:style-name="T1"><text:s text:c="4"/>FROM old_jobs INNER JOIN jobs ON old_jobs.job_id = jobs.job_id</text:span></text:p>
      <text:p text:style-name="P6"><text:span text:style-name="T1">),</text:span></text:p>
      <text:p text:style-name="P6"><text:span text:style-name="T1">new_salaries AS (</text:span></text:p>
      <text:p text:style-name="P6"><text:span text:style-name="T1"><text:s text:c="4"/>SELECT employee_id, max_salary</text:span></text:p>
      <text:p text:style-name="P6"><text:span text:style-name="T1"><text:s text:c="4"/>FROM employees INNER JOIN jobs ON employees.job_id = jobs.job_id</text:span></text:p>
      <text:p text:style-name="P6"><text:span text:style-name="T1">),</text:span></text:p>
      <text:p text:style-name="P6"><text:span text:style-name="T1">efficiencies AS (</text:span></text:p>
      <text:p text:style-name="P6"><text:span text:style-name="T1"><text:s text:c="4"/>SELECT new_salaries.employee_id, max_salary - min_salary AS efficiency</text:span></text:p>
      <text:p text:style-name="P6"><text:span text:style-name="T1"><text:s text:c="4"/>FROM new_salaries INNER JOIN old_salaries ON new_salaries.employee_id = old_salaries.employee_id</text:span></text:p>
      <text:p text:style-name="P6"><text:soft-page-break/><text:span text:style-name="T1"><text:s text:c="4"/>ORDER BY efficiency DESC</text:span></text:p>
      <text:p text:style-name="P6"><text:span text:style-name="T1">), </text:span></text:p>
      <text:p text:style-name="P6"><text:span text:style-name="T1">max_efficiency AS (</text:span></text:p>
      <text:p text:style-name="P6"><text:span text:style-name="T1"><text:s text:c="4"/>SELECT efficiency </text:span></text:p>
      <text:p text:style-name="P6"><text:span text:style-name="T1"><text:s text:c="4"/>FROM efficiencies </text:span></text:p>
      <text:p text:style-name="P6"><text:span text:style-name="T1"><text:s text:c="4"/>WHERE rownum &lt;= 1</text:span></text:p>
      <text:p text:style-name="P6"><text:span text:style-name="T1">),</text:span></text:p>
      <text:p text:style-name="P6"><text:span text:style-name="T1">best_workers AS (</text:span></text:p>
      <text:p text:style-name="P6"><text:span text:style-name="T1"><text:s text:c="4"/>SELECT employee_id </text:span></text:p>
      <text:p text:style-name="P6"><text:span text:style-name="T1"><text:s text:c="4"/>FROM efficiencies </text:span></text:p>
      <text:p text:style-name="P6"><text:span text:style-name="T1"><text:s text:c="4"/>WHERE efficiency = (</text:span></text:p>
      <text:p text:style-name="P6"><text:span text:style-name="T1"><text:s text:c="8"/>SELECT * FROM max_efficiency</text:span></text:p>
      <text:p text:style-name="P6"><text:span text:style-name="T1"><text:s text:c="4"/>)</text:span></text:p>
      <text:p text:style-name="P6"><text:span text:style-name="T1">)</text:span></text:p>
      <text:p text:style-name="P6"><text:span text:style-name="T1">SELECT department_name </text:span></text:p>
      <text:p text:style-name="P6"><text:span text:style-name="T1">FROM emp_details_view </text:span></text:p>
      <text:p text:style-name="P6"><text:span text:style-name="T1">WHERE employee_id IN (</text:span></text:p>
      <text:p text:style-name="P6"><text:span text:style-name="T1"><text:s text:c="4"/>SELECT * FROM best_workers</text:span></text:p>
      <text:p text:style-name="P6"><text:span text:style-name="T1">)</text:span></text:p>
      <text:p text:style-name="P6"><text:span text:style-name="T1">ORDER BY department_name</text:span></text:p>
      <text:p text:style-name="P6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7"><text:span text:style-name="T3">DEPARTMENT_NAME</text:span></text:p>
          </table:table-cell>
        </table:table-row>
        <table:table-row table:style-name="Table17.1">
          <table:table-cell table:style-name="Table17.A2" office:value-type="string">
            <text:p text:style-name="P6"><text:span text:style-name="T6">Executive</text:span></text:p>
          </table:table-cell>
        </table:table-row>
      </table:table>
      <text:p text:style-name="P8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2"><text:span text:style-name="T5">1 rows returned in 0,03 seconds</text:span></text:p>
          </table:table-cell>
        </table:table-row>
      </table:table>
      <text:p text:style-name="P6"/>
      <text:list xml:id="list81521907378856" text:continue-numbering="true" text:style-name="WWNum1">
        <text:list-item>
          <text:p text:style-name="P3">Определить разницу в месяцах между самым первым трудоустроившимся работником и самым последним  <text:line-break/><text:span text:style-name="T2">Поля:</text:span> Количество месяцев; <text:span text:style-name="T2">Сортировка:</text:span> Количество месяцев</text:p>
        </text:list-item>
      </text:list>
      <text:p text:style-name="P6"><text:span text:style-name="T1">SELECT ROUND(MONTHS_BETWEEN(MAX(hire_date), MIN(hire_date))) AS diff </text:span></text:p>
      <text:p text:style-name="P6"><text:span text:style-name="T1">FROM (</text:span></text:p>
      <text:p text:style-name="P6"><text:span text:style-name="T1"><text:s text:c="4"/>SELECT employee_id, hire_date </text:span></text:p>
      <text:p text:style-name="P6"><text:span text:style-name="T1"><text:s text:c="4"/>FROM employees</text:span></text:p>
      <text:p text:style-name="P6"><text:span text:style-name="T1"><text:s text:c="4"/>UNION </text:span></text:p>
      <text:p text:style-name="P6"><text:span text:style-name="T1"><text:s text:c="4"/>SELECT employee_id, start_date AS hire_date </text:span></text:p>
      <text:p text:style-name="P6"><text:span text:style-name="T1"><text:s text:c="4"/>FROM job_history</text:span></text:p>
      <text:p text:style-name="P6"><text:span text:style-name="T1">)</text:span></text:p>
      <text:p text:style-name="P9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7"><text:span text:style-name="T3">DIFF</text:span></text:p>
          </table:table-cell>
        </table:table-row>
        <table:table-row table:style-name="Table19.1">
          <table:table-cell table:style-name="Table19.A2" office:value-type="string">
            <text:p text:style-name="P6"><text:span text:style-name="T6">237</text:span></text:p>
          </table:table-cell>
        </table:table-row>
      </table:table>
      <text:p text:style-name="P8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1"><text:span text:style-name="T5">1 rows returned in 0,00 seconds</text:span></text:p>
          </table:table-cell>
          <table:table-cell table:style-name="Table20.A1" office:value-type="string">
            <text:p text:style-name="P11"><text:span text:style-name="T7"><text:s/>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333333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333333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.248in" fo:margin-right="0in" fo:margin-top="0in" fo:margin-bottom="0.0417in" loext:contextual-spacing="false" fo:line-height="100%" fo:text-indent="0in" style:auto-text-indent="false" fo:background-color="#ffffff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ffffff"/>
      <style:paragraph-properties fo:margin-left="0.248in" fo:margin-right="0in" fo:margin-top="0.3335in" fo:margin-bottom="0.0835in" loext:contextual-spacing="false" fo:line-height="100%" fo:text-align="start" style:justify-single-word="false" fo:keep-together="always" fo:orphans="2" fo:widows="2" fo:text-indent="-0.248in" style:auto-text-indent="false" fo:break-before="auto" fo:break-after="auto" fo:background-color="#ffffff" fo:padding="0in" fo:border="none" fo:keep-with-next="always"/>
      <style:text-properties fo:font-variant="normal" fo:text-transform="none"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style:text-underline-style="none" fo:font-weight="bold" style:font-name-asian="Times New Roman1" style:font-family-asian="'Times New Roman'" style:font-family-generic-asian="system" style:font-pitch-asian="variable" style:font-size-asian="24pt" style:font-style-asian="normal" style:font-weight-asian="bold" style:font-name-complex="Times New Roman1" style:font-family-complex="'Times New Roman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text-indent="0in" style:auto-text-indent="false"/>
      <style:text-properties fo:color="#000000"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="solid" draw:fill-color="#ffffff"/>
      <style:paragraph-properties fo:margin-left="0.248in" fo:margin-right="0in" fo:margin-top="0.1945in" fo:margin-bottom="0.0555in" loext:contextual-spacing="false" fo:line-height="100%" fo:text-align="start" style:justify-single-word="false" fo:keep-together="always" fo:orphans="2" fo:widows="2" fo:text-indent="-0.248in" style:auto-text-indent="false" fo:break-before="auto" fo:break-after="auto" fo:background-color="#ffffff" fo:padding="0in" fo:border="none" fo:keep-with-next="always"/>
      <style:text-properties fo:font-variant="normal" fo:text-transform="none" fo:color="#333333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loext:graphic-properties draw:fill="solid" draw:fill-color="#ffffff"/>
      <style:paragraph-properties fo:margin-left="0.248in" fo:margin-right="0in" fo:margin-top="0.1665in" fo:margin-bottom="0.028in" loext:contextual-spacing="false" fo:line-height="100%" fo:text-align="start" style:justify-single-word="false" fo:keep-together="always" fo:orphans="2" fo:widows="2" fo:text-indent="-0.248in" style:auto-text-indent="false" fo:break-before="auto" fo:break-after="auto" fo:background-color="#ffffff" fo:padding="0in" fo:border="none" fo:keep-with-next="always"/>
      <style:text-properties fo:font-variant="normal" fo:text-transform="none" fo:color="#333333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loext:graphic-properties draw:fill="solid" draw:fill-color="#ffffff"/>
      <style:paragraph-properties fo:margin-left="0.248in" fo:margin-right="0in" fo:margin-top="0.1528in" fo:margin-bottom="0.028in" loext:contextual-spacing="false" fo:line-height="100%" fo:text-align="start" style:justify-single-word="false" fo:keep-together="always" fo:orphans="2" fo:widows="2" fo:text-indent="-0.248in" style:auto-text-indent="false" fo:break-before="auto" fo:break-after="auto" fo:background-color="#ffffff" fo:padding="0in" fo:border="none" fo:keep-with-next="always"/>
      <style:text-properties fo:font-variant="normal" fo:text-transform="none" fo:color="#333333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loext:graphic-properties draw:fill="solid" draw:fill-color="#ffffff"/>
      <style:paragraph-properties fo:margin-left="0.248in" fo:margin-right="0in" fo:margin-top="0.139in" fo:margin-bottom="0.028in" loext:contextual-spacing="false" fo:line-height="100%" fo:text-align="start" style:justify-single-word="false" fo:keep-together="always" fo:orphans="2" fo:widows="2" fo:text-indent="-0.248in" style:auto-text-indent="false" fo:break-before="auto" fo:break-after="auto" fo:background-color="#ffffff" fo:padding="0in" fo:border="none" fo:keep-with-next="always"/>
      <style:text-properties fo:font-variant="normal" fo:text-transform="none" fo:color="#333333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loext:graphic-properties draw:fill="solid" draw:fill-color="#ffffff"/>
      <style:paragraph-properties fo:margin-left="0.248in" fo:margin-right="0in" fo:margin-top="0.3335in" fo:margin-bottom="0.0835in" loext:contextual-spacing="false" fo:line-height="100%" fo:text-align="start" style:justify-single-word="false" fo:keep-together="always" fo:orphans="2" fo:widows="2" fo:text-indent="-0.248in" style:auto-text-indent="false" fo:break-before="auto" fo:break-after="auto" fo:background-color="#ffffff" fo:padding="0in" fo:border="none" fo:keep-with-next="always"/>
      <style:text-properties fo:font-variant="normal" fo:text-transform="none" fo:color="#333333" style:text-line-through-style="none" style:text-line-through-type="none" style:text-position="0% 100%" style:font-name="Times New Roman" fo:font-family="'Times New Roman'" style:font-family-generic="roman" style:font-pitch="variable" fo:font-size="36pt" fo:font-style="normal" style:text-underline-style="none" fo:font-weight="bold" style:font-name-asian="Times New Roman1" style:font-family-asian="'Times New Roman'" style:font-family-generic-asian="system" style:font-pitch-asian="variable" style:font-size-asian="36pt" style:font-style-asian="normal" style:font-weight-asian="bold" style:font-name-complex="Times New Roman1" style:font-family-complex="'Times New Roman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loext:graphic-properties draw:fill="solid" draw:fill-color="#ffffff"/>
      <style:paragraph-properties fo:margin-left="0.248in" fo:margin-right="0in" fo:margin-top="0.25in" fo:margin-bottom="0.0555in" loext:contextual-spacing="false" fo:line-height="100%" fo:text-align="start" style:justify-single-word="false" fo:keep-together="always" fo:orphans="2" fo:widows="2" fo:text-indent="-0.248in" style:auto-text-indent="false" fo:break-before="auto" fo:break-after="auto" fo:background-color="#ffffff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44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.248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background-color="#ffffff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MP2" style:family="paragraph" style:parent-style-name="Standard">
      <loext:graphic-properties draw:fill="solid" draw:fill-color="#ffffff"/>
      <style:paragraph-properties fo:margin-left="0.248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333333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6693in" fo:margin-bottom="0.4925in" fo:margin-left="0.9846in" fo:margin-right="0.5909in" style:writing-mode="lr-tb" style:layout-grid-color="#c0c0c0" style:layout-grid-lines="263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772in" fo:margin-left="0in" fo:margin-right="0in" fo:margin-top="0.1374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0" meta:image-count="0" meta:object-count="0" meta:page-count="6" meta:paragraph-count="285" meta:word-count="1202" meta:character-count="9327" meta:non-whitespace-character-count="7596"/>
    <meta:generator>LibreOfficeDev/6.0.5.2$Linux_X86_64 LibreOffice_project/</meta:generator>
  </office:meta>
</office:document-meta>
</file>